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/>
    </style:style>
    <style:style style:family="graphic" style:name="gr2">
      <style:graphic-properties draw:fill="none" draw:textarea-vertical-align="middle" draw:auto-grow-height="false" draw:auto-grow-width="false" draw:stroke="solid" draw:marker-end="TriangleMarker" draw:marker-end-width="0.3cm" svg:stroke-color="#F10D0C" svg:stroke-width="0.3cm" fo:padding-top="7.795pt" fo:padding-bottom="7.795pt" fo:padding-left="11.34pt" fo:padding-right="11.34pt"/>
    </style:style>
    <style:style style:family="paragraph" style:name="P3">
      <style:text-properties/>
      <style:paragraph-properties/>
    </style:style>
    <style:style style:family="graphic" style:name="gr3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4">
      <style:text-properties/>
      <style:paragraph-properties/>
    </style:style>
    <style:style style:family="text" style:name="T1">
      <style:text-properties/>
    </style:style>
    <style:style style:family="graphic" style:name="gr4">
      <style:graphic-properties draw:fill-color="#CCCCCC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5">
      <style:text-properties/>
      <style:paragraph-properties/>
    </style:style>
    <style:style style:family="graphic" style:name="gr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6">
      <style:text-properties/>
      <style:paragraph-properties/>
    </style:style>
    <style:style style:family="graphic" style:name="gr6">
      <style:graphic-properties draw:fill-color="#B2B2B2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7">
      <style:text-properties/>
      <style:paragraph-properties/>
    </style:style>
    <style:style style:family="graphic" style:name="gr7">
      <style:graphic-properties draw:fill-color="#B2B2B2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8">
      <style:text-properties/>
      <style:paragraph-properties/>
    </style:style>
    <style:style style:family="graphic" style:name="gr8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9">
      <style:text-properties/>
      <style:paragraph-properties/>
    </style:style>
    <style:style style:family="text" style:name="T2">
      <style:text-properties fo:font-size="20pt" style:font-size-asian="20pt" style:font-size-complex="20pt"/>
    </style:style>
    <style:style style:family="graphic" style:name="gr9">
      <style:graphic-properties draw:fill-color="#CCCCCC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10">
      <style:text-properties/>
      <style:paragraph-properties/>
    </style:style>
    <style:style style:family="graphic" style:name="gr10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1">
      <style:text-properties/>
      <style:paragraph-properties/>
    </style:style>
    <style:style style:family="text" style:name="T3">
      <style:text-properties fo:font-size="20pt" style:font-size-asian="20pt" style:font-size-complex="20pt"/>
    </style:style>
    <style:style style:family="graphic" style:name="gr11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2">
      <style:text-properties/>
      <style:paragraph-properties/>
    </style:style>
    <style:style style:family="text" style:name="T4">
      <style:text-properties fo:font-size="20pt" style:font-size-asian="20pt" style:font-size-complex="20pt"/>
    </style:style>
    <style:style style:family="graphic" style:name="gr12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3">
      <style:text-properties/>
      <style:paragraph-properties/>
    </style:style>
    <style:style style:family="text" style:name="T5">
      <style:text-properties fo:font-variant="normal" fo:color="#000000" style:text-line-through-type="none" fo:font-family="Arial" style:font-family-asian="DejaVu Sans" style:font-family-complex="DejaVu Sans" fo:font-size="20pt" style:font-size-asian="20pt" style:font-size-complex="20pt" fo:letter-spacing="0pt" fo:language="en" fo:country="US" fo:font-style="normal" style:text-underline-type="none" fo:font-weight="normal"/>
    </style:style>
    <style:style style:family="paragraph" style:name="P14">
      <style:text-properties/>
      <style:paragraph-properties/>
    </style:style>
    <style:style style:parent-style-name="Graphics" style:family="graphic" style:name="gr13">
      <style:graphic-properties style:repeat="stretch" style:wrap="run-through" fo:background-color="transparent"/>
    </style:style>
    <style:style style:family="graphic" style:name="gr14">
      <style:graphic-properties draw:fill="none" draw:stroke="solid" svg:stroke-color="#C00000" svg:stroke-width="0.2117cm" style:wrap="run-through"/>
    </style:style>
    <style:style style:family="drawing-page" style:name="dp4">
      <style:drawing-page-properties/>
    </style:style>
    <style:style style:family="graphic" style:name="gr1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5">
      <style:text-properties/>
      <style:paragraph-properties/>
    </style:style>
    <style:style style:family="text" style:name="T6">
      <style:text-properties/>
    </style:style>
    <style:style style:family="graphic" style:name="gr16">
      <style:graphic-properties draw:fill="none" draw:textarea-vertical-align="middle" draw:auto-grow-height="false" draw:auto-grow-width="false" draw:stroke="solid" draw:marker-end="TriangleMarker" draw:marker-end-width="0.3cm" svg:stroke-color="#F10D0C" svg:stroke-width="0.3cm" style:wrap="run-through" fo:padding-top="7.795pt" fo:padding-bottom="7.795pt" fo:padding-left="11.34pt" fo:padding-right="11.34pt"/>
    </style:style>
    <style:style style:family="paragraph" style:name="P16">
      <style:text-properties/>
      <style:paragraph-properties/>
    </style:style>
    <style:style style:family="graphic" style:name="gr17">
      <style:graphic-properties draw:fill-color="#CCCCCC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17">
      <style:text-properties/>
      <style:paragraph-properties/>
    </style:style>
    <style:style style:family="graphic" style:name="gr18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18">
      <style:text-properties/>
      <style:paragraph-properties/>
    </style:style>
    <style:style style:family="text" style:name="T7">
      <style:text-properties fo:font-variant="normal" fo:color="#000000" style:text-line-through-type="none" fo:font-family="Arial" style:font-family-asian="DejaVu Sans" style:font-family-complex="DejaVu Sans" fo:font-size="20pt" style:font-size-asian="20pt" style:font-size-complex="20pt" fo:letter-spacing="0pt" fo:language="en" fo:country="US" fo:font-style="normal" style:text-underline-type="none" fo:font-weight="normal"/>
    </style:style>
    <style:style style:family="paragraph" style:name="P19">
      <style:text-properties/>
      <style:paragraph-properties/>
    </style:style>
    <style:style style:family="graphic" style:name="gr19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0">
      <style:text-properties/>
      <style:paragraph-properties/>
    </style:style>
    <style:style style:family="text" style:name="T8">
      <style:text-properties fo:font-size="20pt" style:font-size-asian="20pt" style:font-size-complex="20pt"/>
    </style:style>
    <style:style style:family="graphic" style:name="gr20">
      <style:graphic-properties draw:fill-color="#A5A5A5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21">
      <style:text-properties/>
      <style:paragraph-properties/>
    </style:style>
    <style:style style:family="graphic" style:name="gr21">
      <style:graphic-properties draw:fill-color="#A5A5A5" draw:fill="solid" draw:textarea-vertical-align="middle" draw:auto-grow-height="false" draw:auto-grow-width="false" draw:stroke="solid" svg:stroke-color="#B2B2B2" svg:stroke-width="0.1cm" style:wrap="run-through" fo:padding-top="3.543pt" fo:padding-bottom="3.543pt" fo:padding-left="7.086pt" fo:padding-right="7.086pt"/>
    </style:style>
    <style:style style:family="paragraph" style:name="P22">
      <style:text-properties/>
      <style:paragraph-properties/>
    </style:style>
    <style:style style:family="graphic" style:name="gr22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3">
      <style:text-properties/>
      <style:paragraph-properties/>
    </style:style>
    <style:style style:family="text" style:name="T9">
      <style:text-properties fo:font-size="20pt" style:font-size-asian="20pt" style:font-size-complex="20pt"/>
    </style:style>
    <style:style style:family="graphic" style:name="gr23">
      <style:graphic-properties draw:fill-color="#CCCCCC" draw:fill="solid" draw:textarea-vertical-align="middle" draw:auto-grow-height="false" draw:auto-grow-width="false" draw:stroke="solid" svg:stroke-color="#B2B2B2" svg:stroke-width="0.1cm" style:wrap="run-through" fo:border="0.1cm solid #B2B2B2" fo:padding-top="3.543pt" fo:padding-bottom="3.543pt" fo:padding-left="7.086pt" fo:padding-right="7.086pt" fo:background-color="transparent"/>
    </style:style>
    <style:style style:family="paragraph" style:name="P24">
      <style:text-properties/>
      <style:paragraph-properties/>
    </style:style>
    <style:style style:family="graphic" style:name="gr24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5">
      <style:text-properties/>
      <style:paragraph-properties/>
    </style:style>
    <style:style style:family="text" style:name="T10">
      <style:text-properties fo:font-size="20pt" style:font-size-asian="20pt" style:font-size-complex="20pt"/>
    </style:style>
    <style:style style:family="graphic" style:name="gr25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6">
      <style:text-properties/>
      <style:paragraph-properties/>
    </style:style>
    <style:style style:family="text" style:name="T11">
      <style:text-properties fo:font-size="20pt" style:font-size-asian="20pt" style:font-size-complex="20pt"/>
    </style:style>
    <style:style style:family="graphic" style:name="gr26">
      <style:graphic-properties draw:fill="none" draw:auto-grow-height="true" draw:fit-to-size="false" style:shrink-to-fit="false" draw:stroke="none" style:wrap="run-through" fo:padding-top="3.543pt" fo:padding-bottom="3.543pt" fo:padding-left="7.086pt" fo:padding-right="7.086pt" fo:background-color="transparent"/>
    </style:style>
    <style:style style:family="paragraph" style:name="P27">
      <style:text-properties/>
      <style:paragraph-properties/>
    </style:style>
    <style:style style:family="text" style:name="T12">
      <style:text-properties fo:font-size="20pt" style:font-size-asian="20pt" style:font-size-complex="20pt"/>
    </style:style>
  </office:automatic-styles>
  <office:body>
    <office:presentation>
      <draw:page draw:name="page1" draw:style-name="dp3" draw:master-page-name="_" presentation:presentation-page-layout-name="AL1">
        <draw:custom-shape draw:style-name="gr2">
          <draw:enhanced-geometry svg:viewBox="0 0 1024 1024" draw:type="ooxml-non-primitive" drawooo:sub-view-size="1024 1024" draw:text-areas="0 0 r b" draw:enhanced-path="M 0 0 Z N "/>
          <text:p text:style-name="P3"/>
        </draw:custom-shape>
        <draw:frame draw:style-name="gr3" svg:width="6cm" svg:height="2.453cm" svg:x="10cm" svg:y="7.45cm">
          <draw:text-box fo:min-height="2.453cm">
            <text:p text:style-name="P4"><text:span text:style-name="T1">Option 2 : </text:span></text:p>
          </draw:text-box>
        </draw:frame>
        <draw:custom-shape draw:style-name="gr4" svg:width="15cm" svg:height="7.598cm" svg:x="9cm" svg:y="3.95cm">
          <draw:enhanced-geometry svg:viewBox="0 0 5399299 2735107" draw:type="ooxml-non-primitive" drawooo:sub-view-size="5399299 2735107" draw:text-areas="0 0 r b" draw:enhanced-path="M 2699829 2699829 L 0 2699829 0 0 2699829 0 2699829 359977 3239795 719954 3239795 1079931 4139739 1259920 5399659 1259920 5399659 2735467 2699829 2699829 Z N "/>
          <text:p text:style-name="P5"/>
        </draw:custom-shape>
        <draw:frame draw:style-name="gr5" svg:width="17.06cm" svg:height="1.098cm" svg:x="4.751cm" svg:y="7.4cm">
          <draw:text-box fo:min-height="1.098cm">
            <text:p text:style-name="P6"/>
          </draw:text-box>
        </draw:frame>
        <draw:frame draw:style-name="gr6" svg:width="7.5cm" svg:height="1.349cm" svg:x="9cm" svg:y="10.2cm">
          <draw:text-box fo:min-height="1.349cm">
            <text:p text:style-name="P7"/>
          </draw:text-box>
        </draw:frame>
        <draw:frame draw:style-name="gr7" svg:width="4cm" svg:height="2.599cm" svg:x="16.5cm" svg:y="8.95cm">
          <draw:text-box fo:min-height="2.599cm">
            <text:p text:style-name="P8"/>
          </draw:text-box>
        </draw:frame>
        <draw:frame draw:style-name="gr8" svg:width="11.5cm" svg:height="1.098cm" svg:x="10.5cm" svg:y="6.45cm">
          <draw:text-box fo:min-height="1.098cm">
            <text:p text:style-name="P9"><text:span text:style-name="T2">Maison</text:span></text:p>
          </draw:text-box>
        </draw:frame>
        <draw:frame draw:style-name="gr9" svg:width="5.5cm" svg:height="4cm" svg:x="20.5cm" svg:y="7.45cm">
          <draw:text-box fo:min-height="4cm">
            <text:p text:style-name="P10"/>
          </draw:text-box>
        </draw:frame>
        <draw:frame draw:style-name="gr10" svg:width="11.5cm" svg:height="1.098cm" svg:x="21.5cm" svg:y="9.102cm">
          <draw:text-box fo:min-height="1.098cm">
            <text:p text:style-name="P11"><text:span text:style-name="T3">Garage</text:span></text:p>
          </draw:text-box>
        </draw:frame>
        <draw:frame draw:style-name="gr11" svg:width="11.5cm" svg:height="1.098cm" svg:x="10cm" svg:y="10.35cm">
          <draw:text-box fo:min-height="1.098cm">
            <text:p text:style-name="P12"><text:span text:style-name="T4">Terrasse</text:span></text:p>
          </draw:text-box>
        </draw:frame>
        <draw:frame draw:style-name="gr12" svg:width="11cm" svg:height="1.521cm" svg:x="4.1cm" svg:y="8.676cm">
          <draw:text-box fo:min-height="1.521cm">
            <text:p text:style-name="P13"><text:span text:style-name="T5">Vue de plan</text:span></text:p>
            <text:p text:style-name="P14"/>
          </draw:text-box>
        </draw:frame>
        <draw:frame draw:style-name="gr13" svg:width="19.31cm" svg:height="15.18cm" svg:x="5.077cm" svg:y="0.9069cm">
          <draw:image xlink:href="Pictures/image1.png" xlink:type="simple" xlink:show="embed" xlink:actuate="onLoad"/>
        </draw:frame>
        <draw:ellipse draw:style-name="gr14" svg:width="5.699cm" svg:height="7.653cm" svg:x="13.28cm" svg:y="5.824cm"/>
      </draw:page>
      <draw:page draw:name="page1" draw:style-name="dp4" draw:master-page-name="_" presentation:presentation-page-layout-name="AL1">
        <draw:frame draw:style-name="gr15" svg:width="6cm" svg:height="2.453cm" svg:x="8.658cm" svg:y="7.473cm">
          <draw:text-box fo:min-height="2.453cm">
            <text:p text:style-name="P15"><text:span text:style-name="T6">Option 1 : </text:span></text:p>
          </draw:text-box>
        </draw:frame>
        <draw:custom-shape draw:style-name="gr16">
          <draw:enhanced-geometry svg:viewBox="0 0 1024 1024" draw:type="ooxml-non-primitive" drawooo:sub-view-size="1024 1024" draw:text-areas="0 0 r b" draw:enhanced-path="M 0 0 Z N "/>
          <text:p text:style-name="P16"/>
        </draw:custom-shape>
        <draw:custom-shape draw:style-name="gr17" svg:width="15cm" svg:height="7.598cm" svg:x="7.658cm" svg:y="4.073cm">
          <draw:enhanced-geometry svg:viewBox="0 0 5399299 2735107" draw:type="ooxml-non-primitive" drawooo:sub-view-size="5399299 2735107" draw:text-areas="0 0 r b" draw:enhanced-path="M 2699829 2699829 L 0 2699829 0 0 2699829 0 2699829 359977 3239795 719954 3239795 1079931 4139739 1259920 5399659 1259920 5399659 2735467 2699829 2699829 Z N "/>
          <text:p text:style-name="P17"/>
        </draw:custom-shape>
        <draw:frame draw:style-name="gr18" svg:width="11cm" svg:height="1.521cm" svg:x="2.563cm" svg:y="7.601cm">
          <draw:text-box fo:min-height="1.521cm">
            <text:p text:style-name="P18"><text:span text:style-name="T7">Vue de plan</text:span></text:p>
            <text:p text:style-name="P19"/>
          </draw:text-box>
        </draw:frame>
        <draw:frame draw:style-name="gr19" svg:width="11.5cm" svg:height="1.098cm" svg:x="2.758cm" svg:y="6.073cm">
          <draw:text-box fo:min-height="1.098cm">
            <text:p text:style-name="P20"><text:span text:style-name="T8">Option 2</text:span></text:p>
          </draw:text-box>
        </draw:frame>
        <draw:frame draw:style-name="gr20" svg:width="8cm" svg:height="1.349cm" svg:x="7.658cm" svg:y="10.32cm">
          <draw:text-box fo:min-height="1.349cm">
            <text:p text:style-name="P21"/>
          </draw:text-box>
        </draw:frame>
        <draw:custom-shape draw:style-name="gr21" svg:width="3.999cm" svg:height="4.598cm" svg:x="15.66cm" svg:y="7.073cm">
          <draw:enhanced-geometry svg:viewBox="0 0 1439549 1655175" draw:type="ooxml-non-primitive" drawooo:sub-view-size="1439549 1655175" draw:text-areas="0 0 r b" draw:enhanced-path="M 0 1619897 L 1439909 1619897 1439909 179988 1079931 0 539965 0 0 179988 0 1655535 0 1619897 Z N "/>
          <text:p text:style-name="P22"/>
        </draw:custom-shape>
        <draw:frame draw:style-name="gr22" svg:width="11.5cm" svg:height="1.098cm" svg:x="8.658cm" svg:y="6.573cm">
          <draw:text-box fo:min-height="1.098cm">
            <text:p text:style-name="P23"><text:span text:style-name="T9">Maison</text:span></text:p>
          </draw:text-box>
        </draw:frame>
        <draw:frame draw:style-name="gr23" svg:width="5.5cm" svg:height="4cm" svg:x="19.66cm" svg:y="7.573cm">
          <draw:text-box fo:min-height="4cm">
            <text:p text:style-name="P24"/>
          </draw:text-box>
        </draw:frame>
        <draw:frame draw:style-name="gr24" svg:width="11.5cm" svg:height="1.098cm" svg:x="20.16cm" svg:y="8.975cm">
          <draw:text-box fo:min-height="1.098cm">
            <text:p text:style-name="P25"><text:span text:style-name="T10">Garage</text:span></text:p>
          </draw:text-box>
        </draw:frame>
        <draw:frame draw:style-name="gr25" svg:width="11.5cm" svg:height="1.098cm" svg:x="15.97cm" svg:y="8.699cm">
          <draw:text-box fo:min-height="1.098cm">
            <text:p text:style-name="P26"><text:span text:style-name="T11">Terrasse</text:span></text:p>
          </draw:text-box>
        </draw:frame>
        <draw:frame draw:style-name="gr26" svg:width="11.5cm" svg:height="1.098cm" svg:x="9.581cm" svg:y="10.5cm">
          <draw:text-box fo:min-height="1.098cm">
            <text:p text:style-name="P27"><text:span text:style-name="T12">Terrasse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/>
      <style:paragraph-properties/>
    </style:default-style>
    <style:default-style style:family="paragraph">
      <style:paragraph-properties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marker draw:name="TriangleMarker" draw:display_name="TriangleMarker" svg:d="M1321 3493h-1321l702-3493z" svg:viewBox="0 0 1321 3493"/>
    <style:presentation-page-layout style:name="AL1">
      <presentation:placeholder presentation:object="title" svg:height="3.507cm" svg:width="23.91cm" svg:x="2.058cm" svg:y="1.743cm"/>
      <presentation:placeholder presentation:object="outline" svg:height="13.23cm" svg:width="23.91cm" svg:x="2.058cm" svg:y="5.838cm"/>
    </style:presentation-page-layout>
    <style:style style:family="graphic" style:name="Frame">
      <style:text-properties/>
      <style:graphic-properties/>
    </style:style>
  </office:styles>
  <office:automatic-styles>
    <style:page-layout style:name="Mpm1">
      <style:page-layout-properties fo:page-width="28cm" fo:page-height="15.75cm"/>
    </style:page-layout>
    <style:style style:family="drawing-page" style:name="dp1">
      <style:drawing-page-properties draw:fill="none"/>
    </style:style>
    <style:style style:family="presentation" style:name="pr1">
      <style:graphic-properties draw:fill="none" draw:textarea-vertical-align="middle" draw:auto-grow-height="false" draw:auto-grow-width="false" draw:stroke="none" style:wrap="run-through" fo:background-color="transparent"/>
    </style:style>
    <style:style style:family="paragraph" style:name="P1">
      <style:text-properties/>
      <style:paragraph-properties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/>
      <style:paragraph-properties/>
    </style:style>
    <style:style style:family="drawing-page" style:name="dp2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" style:page-layout-name="Mpm1" draw:style-name="dp1">
      <draw:frame draw:name="place_holder" draw:layer="backgroundobjects" presentation:style-name="pr1" presentation:class="title" presentation:placeholder="false" presentation:user-transformed="true" svg:width="23.91cm" svg:height="3.507cm" svg:x="2.058cm" svg:y="1.743cm">
        <draw:text-box fo:min-height="3.507cm">
          <text:p text:style-name="P1"/>
        </draw:text-box>
      </draw:frame>
      <draw:frame draw:name="place_holder" draw:layer="backgroundobjects" presentation:style-name="pr2" presentation:class="outline" presentation:placeholder="false" presentation:user-transformed="true" svg:width="23.91cm" svg:height="13.23cm" svg:x="2.058cm" svg:y="5.838cm">
        <draw:text-box fo:min-height="13.23cm">
          <text:p text:style-name="P2"/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3.3.50</meta:generator>
    <meta:initial-creator/>
    <meta:creation-date/>
    <meta:editing-cycles/>
    <meta:editing-duration/>
    <dc:date/>
    <dc:creator/>
    <meta:document-statistic/>
  </office:meta>
</office:document-meta>
</file>